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10ce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61477" style:font-size-asian="14pt" style:font-weight-asian="normal" style:font-size-complex="14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9294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d3930" style:font-size-asian="14pt" style:font-weight-asian="normal" style:font-size-complex="14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d3930" style:font-size-asian="16pt" style:font-weight-asian="normal" style:font-size-complex="16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44111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gr1" style:family="graphic">
      <style:graphic-properties svg:stroke-color="#000000" draw:fill="none" draw:textarea-vertical-align="middle" draw:auto-grow-height="false" fo:min-height="2.648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draw:text-style-name="P7" svg:width="0.239cm" svg:height="2.647cm" svg:x="11.441cm" svg:y="0.9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3">Atos 2<text:tab/><text:tab/></text:span><text:span text:style-name="T4">Gabriela Rocha<text:tab/><text:tab/></text:span><text:span text:style-name="T1">[ </text:span><text:span text:style-name="T2">43 </text:span><text:span text:style-name="T1">]</text:span> </text:p>
      <text:p text:style-name="P1">Nós estamos aqui, tão sedentos de Ti</text:p>
      <text:p text:style-name="P1"><draw:frame text:anchor-type="paragraph" draw:z-index="4" draw:style-name="gr2" draw:text-style-name="P8" svg:width="1.059cm" svg:height="0.424cm" svg:x="11.889cm" svg:y="0.409cm"><draw:text-box><text:p>2x</text:p></draw:text-box></draw:frame>Vem, ó Deus, vem, ó Deus</text:p>
      <text:p text:style-name="P1">Enche este lugar</text:p>
      <text:p text:style-name="P1">Meu desejo é sentir Teu poder, Teu poder!</text:p>
      <text:p text:style-name="P1"><draw:custom-shape text:anchor-type="paragraph" draw:z-index="1" draw:style-name="gr1" draw:text-style-name="P7" svg:width="0.239cm" svg:height="2.647cm" svg:x="9.959cm" svg:y="0.37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Então vem me incendiar</text:p>
      <text:p text:style-name="P1"><draw:frame text:anchor-type="paragraph" draw:z-index="5" draw:style-name="gr2" draw:text-style-name="P8" svg:width="1.059cm" svg:height="0.424cm" svg:x="10.486cm" svg:y="0.369cm"><draw:text-box><text:p>2x</text:p></draw:text-box></draw:frame>Meu coração é o Teu altar</text:p>
      <text:p text:style-name="P1">Quero ouvir o som do Céu</text:p>
      <text:p text:style-name="P1">Tua glória contemplar</text:p>
      <text:p text:style-name="P1"/>
      <text:p text:style-name="P1">Nós estamos aqui, tão sedentos de Ti</text:p>
      <text:p text:style-name="P1">Vem, ó Deus, vem, ó Deus</text:p>
      <text:p text:style-name="P1">Enche este lugar</text:p>
      <text:p text:style-name="P1">Meu desejo é sentir Teu poder, Teu poder!</text:p>
      <text:p text:style-name="P1"><draw:custom-shape text:anchor-type="paragraph" draw:z-index="2" draw:style-name="gr1" draw:text-style-name="P7" svg:width="0.239cm" svg:height="2.647cm" svg:x="9.88cm" svg:y="0.37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Então vem me incendiar</text:p>
      <text:p text:style-name="P1"><draw:frame text:anchor-type="paragraph" draw:z-index="6" draw:style-name="gr2" draw:text-style-name="P8" svg:width="1.059cm" svg:height="0.424cm" svg:x="10.407cm" svg:y="0.316cm"><draw:text-box><text:p>2x</text:p></draw:text-box></draw:frame>Meu coração é o Teu altar</text:p>
      <text:p text:style-name="P1">Quero ouvir o som do Céu</text:p>
      <text:p text:style-name="P1">Tua glória contemplar</text:p>
      <text:p text:style-name="P1"/>
      <text:p text:style-name="P1">Te damos honra! Te damos glória!</text:p>
      <text:p text:style-name="P1">Teu é o poder! Pra sempre, amém!</text:p>
      <text:p text:style-name="P1">Te damos honra! Te damos glória!</text:p>
      <text:p text:style-name="P1">Teu é o poder! Pra sempre, amém!</text:p>
      <text:p text:style-name="P1">Te damos honra! Te damos glória!</text:p>
      <text:p text:style-name="P1">Teu é o poder, pra sempre, amém!</text:p>
      <text:p text:style-name="P2">Te damos honra! Te damos glória!</text:p>
      <text:p text:style-name="P2">Teu é o poder, pra sempre, amém!</text:p>
      <text:p text:style-name="P1"><draw:custom-shape text:anchor-type="paragraph" draw:z-index="3" draw:style-name="gr1" draw:text-style-name="P7" svg:width="0.239cm" svg:height="2.647cm" svg:x="9.88cm" svg:y="0.3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E então vem me incendiar</text:p>
      <text:p text:style-name="P1"><draw:frame text:anchor-type="paragraph" draw:z-index="7" draw:style-name="gr2" draw:text-style-name="P8" svg:width="1.059cm" svg:height="0.424cm" svg:x="10.38cm" svg:y="0.277cm"><draw:text-box><text:p>2x</text:p></draw:text-box></draw:frame>Meu coração é o Teu altar</text:p>
      <text:p text:style-name="P1">Quero ouvir o som do Céu</text:p>
      <text:p text:style-name="P4">Tua glória contemplar</text:p>
      <text:p text:style-name="P6"><draw:custom-shape text:anchor-type="paragraph" draw:z-index="8" draw:style-name="gr1" draw:text-style-name="P7" svg:width="0.239cm" svg:height="2.647cm" svg:x="11.441cm" svg:y="0.905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3">Atos 2<text:tab/><text:tab/></text:span><text:span text:style-name="T4">Gabriela Rocha<text:tab/><text:tab/></text:span><text:span text:style-name="T1">[ </text:span><text:span text:style-name="T2">43 </text:span><text:span text:style-name="T1">]</text:span> </text:p>
      <text:p text:style-name="P5">Nós estamos aqui, tão sedentos de Ti</text:p>
      <text:p text:style-name="P5"><draw:frame text:anchor-type="paragraph" draw:z-index="12" draw:style-name="gr2" draw:text-style-name="P8" svg:width="1.059cm" svg:height="0.424cm" svg:x="11.889cm" svg:y="0.409cm"><draw:text-box><text:p>2x</text:p></draw:text-box></draw:frame>Vem, ó Deus, vem, ó Deus</text:p>
      <text:p text:style-name="P5">Enche este lugar</text:p>
      <text:p text:style-name="P5">Meu desejo é sentir Teu poder, Teu poder!</text:p>
      <text:p text:style-name="P5"><draw:custom-shape text:anchor-type="paragraph" draw:z-index="9" draw:style-name="gr1" draw:text-style-name="P7" svg:width="0.239cm" svg:height="2.647cm" svg:x="9.959cm" svg:y="0.37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Então vem me incendiar</text:p>
      <text:p text:style-name="P5"><draw:frame text:anchor-type="paragraph" draw:z-index="13" draw:style-name="gr2" draw:text-style-name="P8" svg:width="1.059cm" svg:height="0.424cm" svg:x="10.486cm" svg:y="0.369cm"><draw:text-box><text:p>2x</text:p></draw:text-box></draw:frame>Meu coração é o Teu altar</text:p>
      <text:p text:style-name="P5">Quero ouvir o som do Céu</text:p>
      <text:p text:style-name="P5">Tua glória contemplar</text:p>
      <text:p text:style-name="P5"/>
      <text:p text:style-name="P5">Nós estamos aqui, tão sedentos de Ti</text:p>
      <text:p text:style-name="P5">Vem, ó Deus, vem, ó Deus</text:p>
      <text:p text:style-name="P5">Enche este lugar</text:p>
      <text:p text:style-name="P5">Meu desejo é sentir Teu poder, Teu poder!</text:p>
      <text:p text:style-name="P5"><draw:custom-shape text:anchor-type="paragraph" draw:z-index="10" draw:style-name="gr1" draw:text-style-name="P7" svg:width="0.239cm" svg:height="2.647cm" svg:x="9.88cm" svg:y="0.37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Então vem me incendiar</text:p>
      <text:p text:style-name="P5"><draw:frame text:anchor-type="paragraph" draw:z-index="14" draw:style-name="gr2" draw:text-style-name="P8" svg:width="1.059cm" svg:height="0.424cm" svg:x="10.407cm" svg:y="0.316cm"><draw:text-box><text:p>2x</text:p></draw:text-box></draw:frame>Meu coração é o Teu altar</text:p>
      <text:p text:style-name="P5">Quero ouvir o som do Céu</text:p>
      <text:p text:style-name="P5">Tua glória contemplar</text:p>
      <text:p text:style-name="P5"/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! Pra sempre, amém!</text:p>
      <text:p text:style-name="P5">Te damos honra! Te damos glória!</text:p>
      <text:p text:style-name="P5">Teu é o poder, pra sempre, amém!</text:p>
      <text:p text:style-name="P5">Te damos honra! Te damos glória!</text:p>
      <text:p text:style-name="P5">Teu é o poder, pra sempre, amém!</text:p>
      <text:p text:style-name="P5"><draw:custom-shape text:anchor-type="paragraph" draw:z-index="11" draw:style-name="gr1" draw:text-style-name="P7" svg:width="0.239cm" svg:height="2.647cm" svg:x="9.88cm" svg:y="0.3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E então vem me incendiar</text:p>
      <text:p text:style-name="P5"><draw:frame text:anchor-type="paragraph" draw:z-index="15" draw:style-name="gr2" draw:text-style-name="P8" svg:width="1.059cm" svg:height="0.424cm" svg:x="10.38cm" svg:y="0.277cm"><draw:text-box><text:p>2x</text:p></draw:text-box></draw:frame>Meu coração é o Teu altar</text:p>
      <text:p text:style-name="P5">Quero ouvir o som do Céu</text:p>
      <text:p text:style-name="P5">Tua glória contempl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5:40:52.054879484</dc:date>
    <meta:editing-cycles>20</meta:editing-cycles>
    <meta:editing-duration>PT29M54S</meta:editing-duration>
    <meta:generator>LibreOffice/5.2.7.2$Linux_X86_64 LibreOffice_project/20m0$Build-2</meta:generator>
    <meta:document-statistic meta:table-count="0" meta:image-count="0" meta:object-count="0" meta:page-count="1" meta:paragraph-count="58" meta:word-count="330" meta:character-count="1598" meta:non-whitespace-character-count="1320"/>
  </office:meta>
</office:document-meta>
</file>